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40000000C3986F6ACF59636E5.png" manifest:media-type="image/png"/>
  <manifest:file-entry manifest:full-path="Pictures/10000C960000021D0000014204BF5C620B7D6608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7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983" officeooo:paragraph-rsid="0012e983"/>
    </style:style>
    <style:style style:name="P2" style:family="paragraph" style:parent-style-name="Standard" style:list-style-name="L1">
      <style:paragraph-properties fo:text-align="justify" style:justify-single-word="false">
        <style:tab-stops>
          <style:tab-stop style:position="1.005cm"/>
          <style:tab-stop style:position="1.693cm"/>
        </style:tab-stops>
      </style:paragraph-properties>
      <style:text-properties fo:font-size="11pt" officeooo:rsid="001c9352" officeooo:paragraph-rsid="0014bff3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5cm"/>
          <style:tab-stop style:position="1.693cm"/>
        </style:tab-stops>
      </style:paragraph-properties>
      <style:text-properties fo:font-size="11pt" officeooo:rsid="001c9352" officeooo:paragraph-rsid="0014bff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8809c" officeooo:paragraph-rsid="0014bff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12e983" officeooo:paragraph-rsid="0012e983" style:font-size-asian="11pt" style:font-size-complex="11pt"/>
    </style:style>
    <style:style style:name="P6" style:family="paragraph" style:parent-style-name="Standard" style:list-style-name="L1">
      <style:paragraph-properties fo:text-align="justify" style:justify-single-word="false">
        <style:tab-stops>
          <style:tab-stop style:position="1.005cm"/>
          <style:tab-stop style:position="1.693cm"/>
        </style:tab-stops>
      </style:paragraph-properties>
      <style:text-properties fo:font-size="11pt" officeooo:rsid="0014bff3" officeooo:paragraph-rsid="0014bff3" style:font-size-asian="11pt" style:font-size-complex="11pt"/>
    </style:style>
    <style:style style:name="P7" style:family="paragraph" style:parent-style-name="Standard">
      <style:text-properties fo:font-size="11pt" officeooo:rsid="001b3d76" officeooo:paragraph-rsid="001b3d76" style:font-size-asian="11pt" style:font-size-complex="11pt"/>
    </style:style>
    <style:style style:name="P8" style:family="paragraph" style:parent-style-name="Standard">
      <style:text-properties fo:font-size="11pt" officeooo:rsid="001b3d76" officeooo:paragraph-rsid="00208970" style:font-size-asian="11pt" style:font-size-complex="11pt"/>
    </style:style>
    <style:style style:name="P9" style:family="paragraph" style:parent-style-name="Standard">
      <style:text-properties fo:font-size="11pt" officeooo:rsid="001c853a" officeooo:paragraph-rsid="001e8c60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c853a" officeooo:paragraph-rsid="00208970" style:font-size-asian="11pt" style:font-size-complex="11pt"/>
    </style:style>
    <style:style style:name="P11" style:family="paragraph" style:parent-style-name="Standard">
      <style:text-properties fo:font-size="11pt" officeooo:rsid="00170618" officeooo:paragraph-rsid="00170618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70618" officeooo:paragraph-rsid="00170618" style:font-size-asian="11pt" style:font-size-complex="11pt"/>
    </style:style>
    <style:style style:name="P13" style:family="paragraph" style:parent-style-name="Standard">
      <style:text-properties fo:font-size="11pt" officeooo:rsid="00170618" officeooo:paragraph-rsid="00208970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15fe2b" officeooo:paragraph-rsid="0017061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1885da" officeooo:paragraph-rsid="001885da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officeooo:rsid="0019b1c3" officeooo:paragraph-rsid="0019b1c3" style:font-size-asian="11pt" style:font-size-complex="11pt"/>
    </style:style>
    <style:style style:name="P17" style:family="paragraph" style:parent-style-name="Standard" style:list-style-name="L1">
      <style:paragraph-properties fo:text-align="justify" style:justify-single-word="false">
        <style:tab-stops>
          <style:tab-stop style:position="1.005cm"/>
          <style:tab-stop style:position="1.693cm"/>
        </style:tab-stops>
      </style:paragraph-properties>
      <style:text-properties fo:font-size="11pt" officeooo:rsid="001da472" officeooo:paragraph-rsid="001da472" style:font-size-asian="11pt" style:font-size-complex="11pt"/>
    </style:style>
    <style:style style:name="P18" style:family="paragraph" style:parent-style-name="Standard">
      <style:text-properties fo:font-size="11pt" officeooo:rsid="001e8c60" officeooo:paragraph-rsid="001e8c60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officeooo:rsid="00208970" officeooo:paragraph-rsid="00208970" style:font-size-asian="11pt" style:font-size-complex="11pt"/>
    </style:style>
    <style:style style:name="P20" style:family="paragraph" style:parent-style-name="Standard">
      <style:text-properties fo:font-size="11pt" fo:font-weight="bold" officeooo:rsid="001c853a" officeooo:paragraph-rsid="001c853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1c853a" officeooo:paragraph-rsid="00208970" style:font-size-asian="11pt" style:font-weight-asian="bold" style:font-size-complex="11pt" style:font-weight-complex="bold"/>
    </style:style>
    <style:style style:name="P22" style:family="paragraph" style:parent-style-name="Standard">
      <style:text-properties officeooo:rsid="0015fe2b" officeooo:paragraph-rsid="0015fe2b"/>
    </style:style>
    <style:style style:name="P23" style:family="paragraph" style:parent-style-name="Standard">
      <style:text-properties officeooo:rsid="00170618" officeooo:paragraph-rsid="00170618"/>
    </style:style>
    <style:style style:name="P24" style:family="paragraph" style:parent-style-name="Standard">
      <style:text-properties officeooo:rsid="00170618" officeooo:paragraph-rsid="001e8c60"/>
    </style:style>
    <style:style style:name="P25" style:family="paragraph" style:parent-style-name="Standard">
      <style:text-properties officeooo:rsid="00170618" officeooo:paragraph-rsid="00208970"/>
    </style:style>
    <style:style style:name="P26" style:family="paragraph" style:parent-style-name="Standard">
      <style:paragraph-properties fo:text-align="justify" style:justify-single-word="false"/>
      <style:text-properties officeooo:rsid="00170618" officeooo:paragraph-rsid="00208970"/>
    </style:style>
    <style:style style:name="P27" style:family="paragraph" style:parent-style-name="Standard">
      <style:text-properties officeooo:rsid="001b3d76" officeooo:paragraph-rsid="001b3d76"/>
    </style:style>
    <style:style style:name="P28" style:family="paragraph" style:parent-style-name="Standard">
      <style:text-properties officeooo:rsid="001b3d76" officeooo:paragraph-rsid="00208970"/>
    </style:style>
    <style:style style:name="P29" style:family="paragraph" style:parent-style-name="Standard">
      <style:text-properties fo:color="#ce181e" officeooo:rsid="0015fe2b" officeooo:paragraph-rsid="0015fe2b"/>
    </style:style>
    <style:style style:name="P30" style:family="paragraph" style:parent-style-name="Standard">
      <style:paragraph-properties fo:text-align="justify" style:justify-single-word="false"/>
      <style:text-properties fo:color="#000000" fo:font-size="11pt" officeooo:rsid="0026631b" officeooo:paragraph-rsid="0026631b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officeooo:rsid="0026631b" officeooo:paragraph-rsid="0026631b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Heading_20_1">
      <style:paragraph-properties fo:text-align="start" style:justify-single-word="false"/>
    </style:style>
    <style:style style:name="P34" style:family="paragraph" style:parent-style-name="Heading_20_7">
      <style:text-properties officeooo:rsid="0014bff3" officeooo:paragraph-rsid="00208970"/>
    </style:style>
    <style:style style:name="P35" style:family="paragraph" style:parent-style-name="Heading_20_7">
      <style:text-properties officeooo:paragraph-rsid="00208970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fc79"/>
    </style:style>
    <style:style style:name="T2" style:family="text">
      <style:text-properties officeooo:rsid="001f90ec"/>
    </style:style>
    <style:style style:name="T3" style:family="text">
      <style:text-properties officeooo:rsid="0014bff3"/>
    </style:style>
    <style:style style:name="T4" style:family="text">
      <style:text-properties officeooo:rsid="0015fe2b"/>
    </style:style>
    <style:style style:name="T5" style:family="text">
      <style:text-properties officeooo:rsid="001885da"/>
    </style:style>
    <style:style style:name="T6" style:family="text">
      <style:text-properties officeooo:rsid="001b3d76"/>
    </style:style>
    <style:style style:name="T7" style:family="text">
      <style:text-properties officeooo:rsid="001da472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c853a" style:font-size-asian="11pt" style:font-size-complex="11pt"/>
    </style:style>
    <style:style style:name="T10" style:family="text">
      <style:text-properties fo:font-size="11pt" officeooo:rsid="001da472" style:font-size-asian="11pt" style:font-size-complex="11pt"/>
    </style:style>
    <style:style style:name="T11" style:family="text">
      <style:text-properties fo:font-size="11pt" officeooo:rsid="00208970" style:font-size-asian="11pt" style:font-size-complex="11pt"/>
    </style:style>
    <style:style style:name="T12" style:family="text">
      <style:text-properties fo:font-size="11pt" officeooo:rsid="001e8c60" style:font-size-asian="11pt" style:font-size-complex="11pt"/>
    </style:style>
    <style:style style:name="T13" style:family="text">
      <style:text-properties officeooo:rsid="001e8c6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27015"/>
    </style:style>
    <style:style style:name="T16" style:family="text">
      <style:text-properties officeooo:rsid="00242d43"/>
    </style:style>
    <style:style style:name="T17" style:family="text">
      <style:text-properties officeooo:rsid="0026631b"/>
    </style:style>
    <style:style style:name="T18" style:family="text">
      <style:text-properties fo:color="#000000" fo:font-size="11pt" style:font-size-asian="11pt" style:font-size-complex="11pt"/>
    </style:style>
    <style:style style:name="T19" style:family="text">
      <style:text-properties fo:color="#000000" fo:font-size="11pt" officeooo:rsid="001e8c60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Grid support in COMPAS</text:h>
      <text:p text:style-name="P1"/>
      <text:p text:style-name="P5">Functionality that enables users to specify a grid of initial values for both Single Star Evolution (SSE) and Binary Star Evolution (BSE) has been added to the COMPAS code.</text:p>
      <text:p text:style-name="P5"/>
      <text:p text:style-name="P5">For SSE, users can supply a text file that contains initial mass values <text:span text:style-name="T16">and</text:span>, <text:span text:style-name="T16">optionally, metallicity values,</text:span> and COMPAS will evolve individual stars with those initial values (one star per <text:span text:style-name="T16">record</text:span>).</text:p>
      <text:p text:style-name="P5"/>
      <text:p text:style-name="P5">For BSE, users can supply a text file that contains initial mass and metallicity values for the binary constituent stars, as well as the initial separation or orbital period, and eccentricity, of the binary <text:span text:style-name="T3">(one binary star per record of initial values)</text:span>.</text:p>
      <text:p text:style-name="P1"/>
      <text:p text:style-name="P4"><text:span text:style-name="T1">Changes to COMPAS to support grids are:</text:span></text:p>
      <text:p text:style-name="P3"/>
      <text:list xml:id="list3477021484" text:style-name="L1">
        <text:list-item>
          <text:p text:style-name="P2"><text:span text:style-name="T2">A n</text:span>ew <text:span text:style-name="T2">Program Option, “grid”, of type string. <text:s/>Program option “grid” allows the user to specify the name of the file containing the grid values. <text:s/>The file format is specific to the type of evolution: SSE or BSE (see below for details).</text:span></text:p>
          <text:p text:style-name="P2"/>
        </text:list-item>
        <text:list-item>
          <text:p text:style-name="P2"><text:span text:style-name="T1">C</text:span>hanges to <text:span text:style-name="T1">the BinaryStar and BaseBinaryStar class constructors to allow specification of initial values.</text:span></text:p>
          <text:p text:style-name="P2"/>
        </text:list-item>
        <text:list-item>
          <text:p text:style-name="P6">Changes to main() to read and parse the grid file, and to call the relevant constructors with the specified initial values.</text:p>
          <text:p text:style-name="P6"/>
        </text:list-item>
        <text:list-item>
          <text:p text:style-name="P17">Changes to constants.h to add new errors to the error catalogue.</text:p>
        </text:list-item>
      </text:list>
      <text:p text:style-name="P1"/>
      <text:p text:style-name="P1"/>
      <text:h text:style-name="Heading_20_3" text:outline-level="3">Grid File Format</text:h>
      <text:p text:style-name="P12">Grid files are comma-separated text files, with column headers denoting the meaning of the data in the column (with an exception for SSE Grid files – see below for details).</text:p>
      <text:p text:style-name="P12"/>
      <text:p text:style-name="P14">Grid files may contain comments. <text:s/>Comments are denoted by the hash/pound character ('#'). <text:s/>The hash character and any text following it on the line in which the hash character appears is ignored. <text:s/>The hash character can appear anywhere on a line - if it is the first character then the entire line is a comment and ignored, or it can follow valid characters on a line, in which case the characters before the hash are processed, but the hash character and any text following it is ignored. <text:s/><text:span text:style-name="T5">Blank lines are ignored.</text:span></text:p>
      <text:p text:style-name="P14"/>
      <text:p text:style-name="P15">Notwithstanding the exception for SSE Grid files mentioned above, the first non-comment, non-blank line in a Grid file must be the header record. <text:s/>The header record is a comma-separated list of strings that denote the meaning of the data in each of the columns in the file.</text:p>
      <text:p text:style-name="P15"/>
      <text:p text:style-name="P16">Data records follow the header record. <text:s/>Data records, with an exception for SSE data files described below, are comma-separated lists of non-negative floating-point numbers. <text:s/>Any data field that contains a negative number, or characters that do not convert to floating-point numbers, is considered an error and will cause processing of the Grid file to be abandoned – <text:span text:style-name="T6">an error message will be displayed.</text:span></text:p>
      <text:p text:style-name="P16"/>
      <text:p text:style-name="P16">Data records are expected to contain the same number of columns as the header record. <text:s/>If a data record contains more columns than the header record, data beyond the number of columns in the header record is ignored. <text:s/>If a data record contains fewer columns than the header record, missing data values (by position) are <text:span text:style-name="T15">set equal</text:span> to 0.0 – <text:span text:style-name="T6">a warning message will be displayed.</text:span></text:p>
      <text:p text:style-name="P23"/>
      <text:h text:style-name="Heading_20_5" text:outline-level="5"><text:soft-page-break/>BSE Grid File</text:h>
      <text:h text:style-name="Heading_20_7" text:outline-level="7">Header Record</text:h>
      <text:p text:style-name="P27"><text:span text:style-name="T8">The BSE Grid file header record must be a comma-separated list of strings taken fr</text:span><text:span text:style-name="T9">o</text:span><text:span text:style-name="T8">m the following </text:span><text:span text:style-name="T9">list </text:span><text:span text:style-name="T10">(case is not significant)</text:span><text:span text:style-name="T8">:</text:span></text:p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Header String</text:p>
          </table:table-cell>
          <table:table-cell table:style-name="Table1.B1" office:value-type="string">
            <text:p text:style-name="P20">Column meaning</text:p>
          </table:table-cell>
        </table:table-row>
        <table:table-row>
          <table:table-cell table:style-name="Table1.A2" office:value-type="string">
            <text:p text:style-name="P7">Mass_1</text:p>
          </table:table-cell>
          <table:table-cell table:style-name="Table1.B2" office:value-type="string">
            <text:p text:style-name="P8">mass value (<draw:g text:anchor-type="as-char" svg:y="-0.288cm" draw:z-index="0" draw:style-name="gr1"><svg:title>TexMaths</svg:title><svg:desc>12§display§M_{\odot}§svg§600§FALSE§</svg:desc><draw:frame draw:style-name="gr2" draw:text-style-name="P36" svg:width="0.648cm" svg:height="0.385cm" svg:x="0cm" svg:y="0cm"><draw:image xlink:href="Pictures/10000C960000021D0000014204BF5C620B7D6608.svg" xlink:type="simple" xlink:show="embed" xlink:actuate="onLoad" loext:mime-type="image/svg+xml"><text:p/></draw:image><draw:image xlink:href="Pictures/10000201000000140000000C3986F6ACF59636E5.png" xlink:type="simple" xlink:show="embed" xlink:actuate="onLoad" loext:mime-type="image/png"/></draw:frame></draw:g>) to be assigned to the primary star</text:p>
          </table:table-cell>
        </table:table-row>
        <table:table-row>
          <table:table-cell table:style-name="Table1.A2" office:value-type="string">
            <text:p text:style-name="P7">Mass_2</text:p>
          </table:table-cell>
          <table:table-cell table:style-name="Table1.B2" office:value-type="string">
            <text:p text:style-name="P8">mass value (<draw:g text:anchor-type="as-char" svg:y="-0.288cm" draw:z-index="1" draw:style-name="gr1"><svg:title>TexMaths</svg:title><svg:desc>12§display§M_{\odot}§svg§600§FALSE§</svg:desc><draw:frame draw:style-name="gr3" draw:text-style-name="P36" svg:width="0.648cm" svg:height="0.385cm" svg:x="0cm" svg:y="0cm"><draw:image xlink:href="Pictures/10000C960000021D0000014204BF5C620B7D6608.svg" xlink:type="simple" xlink:show="embed" xlink:actuate="onLoad" loext:mime-type="image/svg+xml"><text:p/></draw:image><draw:image xlink:href="Pictures/10000201000000140000000C3986F6ACF59636E5.png" xlink:type="simple" xlink:show="embed" xlink:actuate="onLoad" loext:mime-type="image/png"/></draw:frame></draw:g>) to be assigned to the secondary star</text:p>
          </table:table-cell>
        </table:table-row>
        <table:table-row>
          <table:table-cell table:style-name="Table1.A2" office:value-type="string">
            <text:p text:style-name="P7">Metallicity_1</text:p>
          </table:table-cell>
          <table:table-cell table:style-name="Table1.B2" office:value-type="string">
            <text:p text:style-name="P7">metallicity value to be assigned to the primary star</text:p>
          </table:table-cell>
        </table:table-row>
        <table:table-row>
          <table:table-cell table:style-name="Table1.A2" office:value-type="string">
            <text:p text:style-name="P7">Metallicity_2</text:p>
          </table:table-cell>
          <table:table-cell table:style-name="Table1.B2" office:value-type="string">
            <text:p text:style-name="P7">metallicity value to be assigned to the secondary star</text:p>
          </table:table-cell>
        </table:table-row>
        <table:table-row>
          <table:table-cell table:style-name="Table1.A2" office:value-type="string">
            <text:p text:style-name="P7">Separation</text:p>
          </table:table-cell>
          <table:table-cell table:style-name="Table1.B2" office:value-type="string">
            <text:p text:style-name="P7">separation of the stars (AU) – the semi-major axis value to be assigned to the binary</text:p>
          </table:table-cell>
        </table:table-row>
        <table:table-row>
          <table:table-cell table:style-name="Table1.A2" office:value-type="string">
            <text:p text:style-name="P7">Eccentricity</text:p>
          </table:table-cell>
          <table:table-cell table:style-name="Table1.B2" office:value-type="string">
            <text:p text:style-name="P7">eccentricity value to be assigned to the binary</text:p>
          </table:table-cell>
        </table:table-row>
        <table:table-row>
          <table:table-cell table:style-name="Table1.A2" office:value-type="string">
            <text:p text:style-name="P7">Period</text:p>
          </table:table-cell>
          <table:table-cell table:style-name="Table1.B2" office:value-type="string">
            <text:p text:style-name="P7">orbital period <text:span text:style-name="T13">(days) </text:span>value to be assigned to the binary</text:p>
          </table:table-cell>
        </table:table-row>
      </table:table>
      <text:p text:style-name="P11"/>
      <text:p text:style-name="P18">All header strings are required in the header record, with the exception of Separation and Period: one of Separation and Period <text:span text:style-name="T14">must</text:span> be present, but both <text:span text:style-name="T14">may</text:span> be present.</text:p>
      <text:p text:style-name="P24"/>
      <text:p text:style-name="P9">The order of the columns <text:span text:style-name="T7">in the BSE Grid file </text:span>is not significant. <text:s/></text:p>
      <text:p text:style-name="P24"/>
      <text:h text:style-name="Heading_20_7" text:outline-level="7">Data Record</text:h>
      <text:p text:style-name="P30">See the general description of data records above. <text:s/>As for the header record, o<text:span text:style-name="T13">nly one of Separation and Period </text:span>is required <text:span text:style-name="T13">to be present, but both may be present. <text:s/>The period may be used to calculate the separation of the binary. <text:s/>If the separation is present it is used as the value for the semi-major axis of the binary, regardless of whether the period is present (Separation has precedence over Period). <text:s/>If the period is present, but separation is not, the separation is calculated form the masses of the stars and the period given.</text:span></text:p>
      <text:p text:style-name="P23"/>
      <text:p text:style-name="P23"/>
      <text:h text:style-name="Heading_20_5" text:outline-level="5">SSE Grid File</text:h>
      <text:h text:style-name="P35" text:outline-level="7">Header Record</text:h>
      <text:p text:style-name="P28"><text:span text:style-name="T8">The </text:span><text:span text:style-name="T11">S</text:span><text:span text:style-name="T8">SE Grid file header record must be a comma-separated list of strings taken fr</text:span><text:span text:style-name="T9">o</text:span><text:span text:style-name="T8">m the following </text:span><text:span text:style-name="T9">list </text:span><text:span text:style-name="T10">(case is not significant)</text:span><text:span text:style-name="T8">:</text:span>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Header String</text:p>
          </table:table-cell>
          <table:table-cell table:style-name="Table2.B1" office:value-type="string">
            <text:p text:style-name="P21">Column meaning</text:p>
          </table:table-cell>
        </table:table-row>
        <table:table-row>
          <table:table-cell table:style-name="Table2.A2" office:value-type="string">
            <text:p text:style-name="P8">Mass</text:p>
          </table:table-cell>
          <table:table-cell table:style-name="Table2.B2" office:value-type="string">
            <text:p text:style-name="P8">mass value (<draw:g text:anchor-type="as-char" svg:y="-0.288cm" draw:z-index="2" draw:style-name="gr1"><svg:title>TexMaths</svg:title><svg:desc>12§display§M_{\odot}§svg§600§FALSE§</svg:desc><draw:frame draw:style-name="gr4" draw:text-style-name="P36" svg:width="0.648cm" svg:height="0.385cm" svg:x="0cm" svg:y="0cm"><draw:image xlink:href="Pictures/10000C960000021D0000014204BF5C620B7D6608.svg" xlink:type="simple" xlink:show="embed" xlink:actuate="onLoad" loext:mime-type="image/svg+xml"><text:p/></draw:image><draw:image xlink:href="Pictures/10000201000000140000000C3986F6ACF59636E5.png" xlink:type="simple" xlink:show="embed" xlink:actuate="onLoad" loext:mime-type="image/png"/></draw:frame></draw:g>) to be assigned to the star</text:p>
          </table:table-cell>
        </table:table-row>
        <table:table-row>
          <table:table-cell table:style-name="Table2.A2" office:value-type="string">
            <text:p text:style-name="P8">Metallicity</text:p>
          </table:table-cell>
          <table:table-cell table:style-name="Table2.B2" office:value-type="string">
            <text:p text:style-name="P8">metallicity value to be assigned to the star</text:p>
          </table:table-cell>
        </table:table-row>
      </table:table>
      <text:p text:style-name="P13"/>
      <text:p text:style-name="P19">The SSE Grid file is only required to list Mass values for each star, with Metallicity values being optional. <text:s/>If the Metallicity column is omitted, the metallicity value assigned to <text:span text:style-name="T17">the</text:span> star is the user-specified value for metallicity via the program options (OPTIONS→Metallicity()).</text:p>
      <text:p text:style-name="P19"/>
      <text:p text:style-name="P19">If the Metallicity column is ommited from the SSE Grid file, the header is optional: if there is only one column of data in the SSE Grid file it is assumed to be the Mass column, and no header is required (though may be present). <text:s/><text:span text:style-name="T15">If the Metallicity column header is present, the the Mass column header is required.</text:span></text:p>
      <text:p text:style-name="P26"/>
      <text:p text:style-name="P10">The order of the columns <text:span text:style-name="T7">in the SSE Grid file </text:span>is not significant. <text:s/></text:p>
      <text:p text:style-name="P25"/>
      <text:h text:style-name="P34" text:outline-level="7"><text:soft-page-break/>Data Record</text:h>
      <text:p text:style-name="P31"><text:span text:style-name="T18">See the general description of data records above. <text:s/>As for the header record, o</text:span><text:span text:style-name="T19">nly </text:span><text:span text:style-name="T18">Mass</text:span><text:span text:style-name="T19"> </text:span><text:span text:style-name="T18">is required </text:span><text:span text:style-name="T19">to be present, but </text:span><text:span text:style-name="T18">Metallicity </text:span><text:span text:style-name="T19">may </text:span><text:span text:style-name="T18">also </text:span><text:span text:style-name="T19">be present. <text:s/>If the Metallicity is omitted, the metallicity value assigned to </text:span><text:span text:style-name="T18">the</text:span><text:span text:style-name="T19"> star is the user-specified value for metallicity via the program options (OPTIONS→Metallicity()).</text:span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03:54.357917071</meta:creation-date>
    <dc:date>2019-10-01T09:29:44.014022036</dc:date>
    <meta:editing-duration>PT38M54S</meta:editing-duration>
    <meta:editing-cycles>4</meta:editing-cycles>
    <meta:generator>LibreOffice/6.1.6.3$Linux_X86_64 LibreOffice_project/10$Build-3</meta:generator>
    <meta:document-statistic meta:table-count="2" meta:image-count="0" meta:object-count="0" meta:page-count="3" meta:paragraph-count="56" meta:word-count="969" meta:character-count="5678" meta:non-whitespace-character-count="4742"/>
  </office:meta>
</office:document-meta>
</file>